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ameel Noori Kasheeda" svg:font-family="'Jameel Noori Kasheeda'"/>
    <style:font-face style:name="NafeesWebNaskhRegular" svg:font-family="NafeesWebNaskhRegular"/>
    <style:font-face style:name="Noto Sans Devanagari" svg:font-family="'Noto Sans Devanagari'" style:font-family-generic="swiss"/>
    <style:font-face style:name="Jameel Noori Kasheeda1" svg:font-family="'Jameel Noori Kasheeda'" style:font-pitch="variable"/>
    <style:font-face style:name="Jameel Noori Nastaleeq" svg:font-family="'Jameel Noori Nastaleeq'"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color="#000000" loext:opacity="100%" fo:font-size="12pt" style:font-size-asian="12pt" style:font-name-complex="Jameel Noori Kasheeda1" style:font-size-complex="12pt"/>
    </style:style>
    <style:style style:name="P2" style:family="paragraph" style:parent-style-name="Standard">
      <style:paragraph-properties fo:text-align="end" style:justify-single-word="false" style:writing-mode="rl-tb"/>
      <style:text-properties fo:font-size="12pt" style:font-size-asian="12pt" style:font-name-complex="Jameel Noori Kasheeda1" style:font-size-complex="12pt"/>
    </style:style>
    <style:style style:name="P3" style:family="paragraph" style:parent-style-name="Table_20_Contents">
      <style:paragraph-properties fo:text-align="end" style:justify-single-word="false" style:writing-mode="rl-tb"/>
      <style:text-properties fo:color="#9b958a" loext:opacity="100%" fo:font-size="12pt" style:font-size-asian="12pt" style:font-name-complex="Jameel Noori Kasheeda1" style:font-size-complex="12pt"/>
    </style:style>
    <style:style style:name="P4" style:family="paragraph" style:parent-style-name="Table_20_Contents">
      <style:paragraph-properties fo:text-align="end" style:justify-single-word="false" style:writing-mode="rl-tb"/>
      <style:text-properties fo:color="#9b958a" loext:opacity="100%" fo:font-size="12pt" officeooo:paragraph-rsid="0019fd5d" style:font-size-asian="12pt" style:font-name-complex="Jameel Noori Kasheeda1" style:font-size-complex="12pt"/>
    </style:style>
    <style:style style:name="P5" style:family="paragraph" style:parent-style-name="Standard">
      <style:paragraph-properties fo:text-align="start" style:justify-single-word="false" style:writing-mode="lr-tb"/>
      <style:text-properties fo:color="#999999" loext:opacity="100%" fo:font-size="12pt" officeooo:rsid="002448f9" officeooo:paragraph-rsid="002448f9" style:font-size-asian="12pt" style:font-name-complex="Jameel Noori Kasheeda1" style:font-size-complex="12pt"/>
    </style:style>
    <style:style style:name="P6" style:family="paragraph" style:parent-style-name="Subtitle">
      <style:text-properties fo:font-size="20pt" style:text-underline-style="none" fo:font-weight="bold" officeooo:rsid="00289cb7" officeooo:paragraph-rsid="00289cb7" style:font-size-asian="20pt" style:font-weight-asian="bold" style:font-name-complex="Jameel Noori Kasheeda1" style:font-size-complex="20pt" style:font-weight-complex="bold"/>
    </style:style>
    <style:style style:name="P7" style:family="paragraph" style:parent-style-name="Table_20_Contents">
      <style:paragraph-properties fo:margin-left="0.0209in" fo:margin-right="0.0209in" fo:margin-top="0.0209in" fo:margin-bottom="0.0209in" style:contextual-spacing="false" fo:text-align="end" style:justify-single-word="false" fo:text-indent="0in" style:auto-text-indent="false" style:writing-mode="rl-tb"/>
      <style:text-properties fo:font-size="12pt" officeooo:paragraph-rsid="002251ac" style:font-size-asian="12pt" style:font-name-complex="Jameel Noori Kasheeda1" style:font-size-complex="12pt"/>
    </style:style>
    <style:style style:name="P8" style:family="paragraph" style:parent-style-name="Table_20_Contents">
      <style:paragraph-properties fo:text-align="end" style:justify-single-word="false" style:writing-mode="rl-tb"/>
      <style:text-properties fo:color="#0000ff" loext:opacity="100%" style:font-name="NafeesWebNaskhRegular" fo:font-size="15pt" style:font-size-asian="15pt" style:font-name-complex="Jameel Noori Kasheeda1" style:font-size-complex="15pt"/>
    </style:style>
    <style:style style:name="P9" style:family="paragraph" style:parent-style-name="Table_20_Contents">
      <style:paragraph-properties fo:text-align="end" style:justify-single-word="false" style:writing-mode="rl-tb"/>
      <style:text-properties fo:color="#9b958a" loext:opacity="100%" fo:font-size="12pt" officeooo:paragraph-rsid="00292029" style:font-size-asian="12pt" style:font-name-complex="Jameel Noori Kasheeda1" style:font-size-complex="12pt"/>
    </style:style>
    <style:style style:name="T1" style:family="text">
      <style:text-properties style:font-name="NafeesWebNaskhRegular"/>
    </style:style>
    <style:style style:name="T2" style:family="text">
      <style:text-properties style:font-name="NafeesWebNaskhRegular" fo:font-weight="normal"/>
    </style:style>
    <style:style style:name="T3" style:family="text">
      <style:text-properties style:font-name="NafeesWebNaskhRegular" style:font-name-complex="Jameel Noori Nastaleeq"/>
    </style:style>
    <style:style style:name="T4" style:family="text">
      <style:text-properties style:font-name="NafeesWebNaskhRegular" style:font-name-complex="Jameel Noori Kasheeda1"/>
    </style:style>
    <style:style style:name="T5" style:family="text">
      <style:text-properties fo:color="#0000ff" loext:opacity="100%" style:font-name="NafeesWebNaskhRegular" fo:font-size="15pt" fo:font-weight="normal" style:font-size-asian="15pt" style:font-size-complex="15pt"/>
    </style:style>
    <style:style style:name="T6" style:family="text">
      <style:text-properties fo:color="#0000ff" loext:opacity="100%" style:font-name="NafeesWebNaskhRegular" fo:font-size="15pt" fo:font-weight="normal" style:font-size-asian="15pt" style:font-name-complex="Jameel Noori Nastaleeq" style:font-size-complex="15pt"/>
    </style:style>
    <style:style style:name="T7" style:family="text">
      <style:text-properties fo:color="#0000ff" loext:opacity="100%" style:font-name="NafeesWebNaskhRegular" fo:font-size="15pt" style:font-size-asian="15pt" style:font-size-complex="15pt"/>
    </style:style>
    <style:style style:name="T8" style:family="text">
      <style:text-properties fo:color="#0000ff" loext:opacity="100%" fo:font-size="15pt" style:font-size-asian="15pt" style:font-size-complex="15pt"/>
    </style:style>
    <style:style style:name="T9" style:family="text">
      <style:text-properties fo:color="#0000ff" loext:opacity="100%" fo:font-size="15pt" style:font-size-asian="15pt" style:font-size-complex="15pt" style:font-weight-complex="normal"/>
    </style:style>
    <style:style style:name="T10" style:family="text">
      <style:text-properties fo:color="#9b958a" loext:opacity="100%" style:font-name="NafeesWebNaskhRegular" fo:font-weight="normal"/>
    </style:style>
    <style:style style:name="T11" style:family="text">
      <style:text-properties fo:color="#9b958a" loext:opacity="100%" style:font-name="NafeesWebNaskhRegular" fo:font-weight="normal" style:font-name-complex="Jameel Noori Nastaleeq"/>
    </style:style>
    <style:style style:name="T12" style:family="text">
      <style:text-properties fo:color="#9b958a" loext:opacity="100%" style:font-name="NafeesWebNaskhRegular" fo:font-weight="normal" style:font-name-complex="Jameel Noori Nastaleeq" style:font-weight-complex="normal"/>
    </style:style>
    <style:style style:name="T13" style:family="text">
      <style:text-properties fo:color="#9b958a" loext:opacity="100%" style:font-name="NafeesWebNaskhRegular" fo:font-weight="normal" style:font-weight-complex="normal"/>
    </style:style>
    <style:style style:name="T14" style:family="text">
      <style:text-properties fo:color="#9b958a" loext:opacity="100%" style:font-weight-complex="normal"/>
    </style:style>
    <style:style style:name="T15" style:family="text">
      <style:text-properties fo:color="#9b958a" loext:opacity="100%" style:font-name-complex="Jameel Noori Nastaleeq" style:font-weight-complex="normal"/>
    </style:style>
    <style:style style:name="T16" style:family="text">
      <style:text-properties fo:color="#000000" loext:opacity="100%"/>
    </style:style>
    <style:style style:name="T17" style:family="text">
      <style:text-properties fo:color="#000000" loext:opacity="100%" style:font-weight-complex="normal"/>
    </style:style>
    <style:style style:name="T18" style:family="text">
      <style:text-properties fo:color="#000000" loext:opacity="100%" style:font-name="NafeesWebNaskhRegular"/>
    </style:style>
    <style:style style:name="T19" style:family="text">
      <style:text-properties fo:color="#000000" loext:opacity="100%" style:font-name="NafeesWebNaskhRegular" fo:font-weight="normal"/>
    </style:style>
    <style:style style:name="T20" style:family="text">
      <style:text-properties fo:color="#000000" loext:opacity="100%" style:font-name="NafeesWebNaskhRegular" fo:font-weight="normal" style:font-name-complex="Jameel Noori Nastaleeq"/>
    </style:style>
    <style:style style:name="T21" style:family="text">
      <style:text-properties fo:color="#000000" loext:opacity="100%" style:font-name="NafeesWebNaskhRegular" fo:font-weight="normal" style:font-name-complex="Jameel Noori Nastaleeq" style:font-weight-complex="normal"/>
    </style:style>
    <style:style style:name="T22" style:family="text">
      <style:text-properties fo:color="#000000" loext:opacity="100%" style:font-name="NafeesWebNaskhRegular" fo:font-weight="normal" style:font-weight-complex="normal"/>
    </style:style>
    <style:style style:name="T23" style:family="text">
      <style:text-properties fo:color="#000000" loext:opacity="100%" style:font-name="NafeesWebNaskhRegular" style:font-name-complex="Jameel Noori Nastaleeq"/>
    </style:style>
    <style:style style:name="T24" style:family="text">
      <style:text-properties fo:color="#000000" loext:opacity="100%" style:font-name="NafeesWebNaskhRegular" style:font-name-complex="Jameel Noori Kasheeda1"/>
    </style:style>
    <style:style style:name="T25" style:family="text">
      <style:text-properties fo:color="#000000" loext:opacity="100%" style:font-name-complex="Jameel Noori Nastaleeq"/>
    </style:style>
    <style:style style:name="T26" style:family="text">
      <style:text-properties fo:color="#000000" loext:opacity="100%" style:font-name-complex="Jameel Noori Nastaleeq" style:font-weight-complex="normal"/>
    </style:style>
    <style:style style:name="T27" style:family="text">
      <style:text-properties fo:color="#000000" loext:opacity="100%" style:font-name-complex="Jameel Noori Kasheeda1"/>
    </style:style>
    <style:style style:name="T28" style:family="text">
      <style:text-properties fo:color="#999999" loext:opacity="100%"/>
    </style:style>
    <style:style style:name="T29" style:family="text">
      <style:text-properties fo:color="#999999" loext:opacity="100%" fo:font-size="15pt" style:font-size-asian="15pt" style:font-size-complex="15pt"/>
    </style:style>
    <style:style style:name="T30" style:family="text">
      <style:text-properties fo:color="#999999" loext:opacity="100%" style:font-name="NafeesWebNaskhRegular"/>
    </style:style>
    <style:style style:name="T31" style:family="text">
      <style:text-properties fo:color="#999999" loext:opacity="100%" style:font-name="NafeesWebNaskhRegular" fo:font-size="15pt" style:font-size-asian="15pt" style:font-size-complex="15pt"/>
    </style:style>
    <style:style style:name="T32" style:family="text">
      <style:text-properties style:text-underline-style="solid" style:text-underline-width="auto" style:text-underline-color="font-color"/>
    </style:style>
    <style:style style:name="T3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5"><text:bookmark text:name="article_table"/><text:span text:style-name="T33">source: </text:span><text:a xlink:type="simple" xlink:href="https://hamariweb.com/articles/57007" text:style-name="Internet_20_link" text:visited-style-name="Visited_20_Internet_20_Link"><text:span text:style-name="T32">https://hamariweb.com/articles/57007</text:span></text:a></text:p>
      <text:p text:style-name="P6">کشمیر پاکستان کی شہ رگ</text:p>
      <text:p text:style-name="P7"><text:span text:style-name="T9">تاریخ و جغرافیہ</text:span><text:span text:style-name="T5">:</text:span><text:span text:style-name="T10"><text:line-break/></text:span><text:span text:style-name="T26">ریاست جموں و کشمیر بنیادی طور پر </text:span><text:span text:style-name="T20">7 </text:span><text:span text:style-name="T26">بڑے ریجنوں وادی کشمیر، جموں، کرگل، لداخ، بلتستان، گلگت اور پونچھ اور درجنوں چھوٹے ریجنوں پر مشتمل </text:span><text:span text:style-name="T20">84 </text:span><text:span text:style-name="T26">ہزار </text:span><text:span text:style-name="T20">471 </text:span><text:span text:style-name="T26">مربع میل پر پھیلی ہوئی ہے۔ یہ ریاست آبادی کے حساب سے اقوام متحدہ کے </text:span><text:span text:style-name="T20">140 </text:span><text:span text:style-name="T26">اور رقبے کے حساب سے </text:span><text:span text:style-name="T20">112 </text:span><text:span text:style-name="T26">رکن ممالک سے بڑی ہے۔ مذکورہ بالا تمام ریجنوں کی اپنی اپنی ایک تاریخ ہے جو ہزاروں سال پر محیط ہے۔ ماہرین ارضیات کا کہنا ہے کہ دس کروڑ سال قبل یہ خطہ سمندر میں ڈوبا ہوا تھا مگر آہستہ آہستہ خطے کی سر زمین وجود میں آئی اور اس عمل کو بھی </text:span><text:span text:style-name="T20">10 </text:span><text:span text:style-name="T26">کروڑ سال گزر چکے ہیں۔ ہزاروں سالہ تاریخ کا جب مطالعہ کیا جاتا ہے تو کبھی کشمیر کی ریاست دہلی سے کابل، کبھی لداخ سے سندھ کے ساحل کراچی تک پھیلی نظر آتی ہے اور کبھی اسی ریاست میں درجنوں چھوٹی بڑی آزاد ریاستیں نظر آتی ہیں۔ آج کی دنیا میں جس ریاست کی بات کی جاتی ہے وہ </text:span><text:span text:style-name="T20">15 </text:span><text:span text:style-name="T26">اگست </text:span><text:span text:style-name="T20">1947</text:span><text:span text:style-name="T26">ء میں قائم ریاست جموں و کشمیر ہے اور اقوام متحدہ میں یہی پوری ریاست متنازعہ کشمیر قرار پائی ہے۔</text:span><text:span text:style-name="T20"><text:line-break/></text:span><text:span text:style-name="T10"><text:line-break/></text:span><text:span text:style-name="T9">پڑوسی ممالک </text:span><text:span text:style-name="T5">:</text:span><text:span text:style-name="T10"><text:line-break/></text:span><text:span text:style-name="T20">15 </text:span><text:span text:style-name="T26">اگست </text:span><text:span text:style-name="T20">1947</text:span><text:span text:style-name="T26">ء تک قائم ریاست جموں و کشمیر کا مجموعی رقبہ </text:span><text:span text:style-name="T20">84 </text:span><text:span text:style-name="T26">ہزار </text:span><text:span text:style-name="T20">471 </text:span><text:span text:style-name="T26">مربع میل ہے۔ یہ ریاست دنیا کے تینوں پہاڑی سلسلوں </text:span><text:span text:style-name="T20">(</text:span><text:span text:style-name="T26">قراقرم، ہمالیہ اور ہندوکش</text:span><text:span text:style-name="T20">) </text:span><text:span text:style-name="T26">پر محیط ہے۔ اس کی سرحدیں مجموعی طور پر </text:span><text:span text:style-name="T20">7 </text:span><text:span text:style-name="T26">میں سے </text:span><text:span text:style-name="T20">5 </text:span><text:span text:style-name="T26">بڑی ایٹمی قوتوں پاکستان، بھارت، چین، روس </text:span><text:span text:style-name="T20">(</text:span><text:span text:style-name="T26">تاجکستان</text:span><text:span text:style-name="T20">) </text:span><text:span text:style-name="T26">اور افغانستان سے ملتی ہیں</text:span><text:span text:style-name="T15">۔</text:span><text:span text:style-name="T11"><text:line-break/></text:span><text:span text:style-name="T10"><text:line-break/></text:span><text:span text:style-name="T9">ریاست کے حصے</text:span><text:span text:style-name="T5">:</text:span><text:span text:style-name="T10"><text:line-break/></text:span><text:span text:style-name="T26">اس وقت ریاست جموں وکشمیر </text:span><text:span text:style-name="T20">4 </text:span><text:span text:style-name="T26">حصوں میں تقسیم ہے جو </text:span><text:span text:style-name="T20">3 </text:span><text:span text:style-name="T26">ممالک پاکستان، بھارت اور چین کے کنٹرول میں ہے۔ پاکستان کے پاس </text:span><text:span text:style-name="T20">28 </text:span><text:span text:style-name="T26">ہزار مربع میل گلگت بلتستان اور تقریباً ساڑھے </text:span><text:span text:style-name="T20">4 </text:span><text:span text:style-name="T26">ہزار مربع میل آزاد کشمیر، بھارت کے پاس وادی کشمیر، جموں اور کرگل لداخ جبکہ چین کے پاس </text:span><text:span text:style-name="T20">10 </text:span><text:span text:style-name="T26">ہزار مربع میل اقصائے چن کا علاقہ ہے۔ البتہ چین کے زیر کنٹرول علاقے میں کوئی آبادی نہیں ہے یہ علاقہ چین کے مسلم اکثریتی صوبہ سینگ کیانگ کا حصہ ہے۔ چین نے کچھ علاقہ </text:span><text:span text:style-name="T20">1963 </text:span><text:span text:style-name="T26">کی جنگ میں بھارت سے چھینا جبکہ </text:span><text:span text:style-name="T20">1900</text:span><text:span text:style-name="T26">مربع میل علاقہ پاکستان سے</text:span><text:span text:style-name="T20">16</text:span><text:span text:style-name="T26">مارچ</text:span><text:span text:style-name="T20">1963 </text:span><text:span text:style-name="T26">میں پاک چین معاہدے کے تحت عارضی طور پر حاصل کیا ہے</text:span><text:span text:style-name="T15">۔</text:span><text:span text:style-name="T11"><text:line-break/></text:span><text:span text:style-name="T10"><text:line-break/></text:span><text:span text:style-name="T9">کشمیریوں کی بدقسمتی کا آغاز</text:span><text:span text:style-name="T5">:</text:span><text:span text:style-name="T10"><text:line-break/></text:span><text:span text:style-name="T26">کشمیریوں کی بدقسمتی کا آغاز </text:span><text:span text:style-name="T20">16 </text:span><text:span text:style-name="T26">مارچ </text:span><text:span text:style-name="T20">1846 </text:span><text:span text:style-name="T26">میں معاہدہ امرتسر کے ساتھ ہی ہوا جس کے ذریعے گلاب سنگھ نے انگریز سے </text:span><text:span text:style-name="T20">75 </text:span><text:span text:style-name="T26">لاکھ نانک شاہی میں جموں و کشمیر اور ہزارہ کا علاقہ خرید کر غلام بنایا جبکہ گلگت بلتستان، کرگل اور لداخ کے علاقوں پر قبضہ کر کے ایک مضبوط اور مستحکم ریاست قائم کی، مہاراجہ کشمیر نے مسلمانوں پر ظلم و ستم کی انتہا کردی کیونکہ حکمراں طبقہ اقلیتی تھا جبکہ خطے کی </text:span><text:span text:style-name="T20">85 </text:span><text:span text:style-name="T26">فیصد آبادی مسلمانوں کی تھی اس لئے حکمراں ہمیشہ مسلمانوں سے ہی خطرہ محسوس کرتے تھے۔ مہاراجہ نے مسلمانوں کو پسماندہ رکھنے کے لئے بڑی کوششیں کیں یہی وجہ ہے کہ </text:span><text:span text:style-name="T20">1846 </text:span><text:span text:style-name="T26">کے بعد ڈوگرہ حکمرانوں کے خلاف </text:span><text:span text:style-name="T20">1931 </text:span><text:span text:style-name="T26">تک کوئی نمایاں آواز نہیں اٹھی اگرچہ اس عرصے میں مسلمانوں کی نصف درجن سے زائد انجمنیں یا جماعتیں بن چکی تھیں مگر ڈوگرہ کے ظلم و ستم کی وجہ سے مسلمان سر نہ اٹھا سکے</text:span><text:span text:style-name="T17">۔</text:span><text:span text:style-name="T10"><text:line-break/><text:line-break/></text:span><text:span text:style-name="T9">جدوجہد کا آغاز</text:span><text:span text:style-name="T6">:</text:span><text:span text:style-name="T12"><text:line-break/></text:span><text:span text:style-name="T26">ہم جب ریاست جموں و کشمیر کا جائزہ لیتے ہیں تو ڈوگرہ حکمرانوں کے دور میں </text:span><text:span text:style-name="T21">1924 </text:span><text:span text:style-name="T26">تک سیاسی خاموشی نظر آتی ہے۔ یہ خاموشی </text:span><text:span text:style-name="T21">1924 </text:span><text:span text:style-name="T26">میں اس وقت ٹوٹی جب سرینگر میں کام کرنے والے ریشم کے کارخانوں کے مزدوروں نے اپنے اوپر ہونے والے مظالم کے خلاف آواز اٹھائی اور پوری ریاست نے ان کی آواز میں آواز ملائی اور یوں پوری ریاست سراپا احتجاج بن گئی، اس تحریک کو بھی ڈوگروں نے طاقت کے زور پر ختم کرنے کی کوشش کی، وقتی طور پر یہ تحریک کمزور ضرور ہوئی مگر اس کے بعد ریاست کے عوام میں بیداری آئی اور آزادی کا جذبہ توانا ہوا</text:span><text:span text:style-name="T17">۔</text:span></text:p>
      <text:p text:style-name="P3"><text:span text:style-name="T1"><text:line-break/></text:span><text:span text:style-name="T8">آزاد حکومت کا قیام</text:span><text:span text:style-name="T7">:</text:span><text:span text:style-name="T3"><text:line-break/></text:span><text:span text:style-name="T23">24 </text:span><text:span text:style-name="T25">اکتوبر </text:span><text:span text:style-name="T23">1947</text:span><text:span text:style-name="T25">ء کو موجودہ آزاد کشمیر میں آزاد حکومت قائم کرنے کا اعلان کیا گیا جس کے پہلے صدر غلام نبی گلگار قرار پائے۔ تقسیم ہند کے فارمولے کے مطابق ریاست جموں و کشمیر میں </text:span><text:span text:style-name="T23">85 </text:span><text:span text:style-name="T25">فیصد مسلمان ہونے کی وجہ سے یہ ریاست پاکستان کا حصہ بننا تھی مگر حکمراں چونکہ ڈوگرہ تھا اس لئے اس کی کوشش رہی کہ ریاست کو بھارت کا حصہ بنایا جائے یا اس کی خود مختار حیثیت کو بحال رکھا جائے جبکہ مسلمانوں کا مطالبہ ریاست کو پاکستان کا حصہ بنانا تھا مگر ڈوگرہ تاخیری حربے استعمال کرتا رہا یہی وجہ ہے کہ </text:span><text:span text:style-name="T23">24 </text:span><text:span text:style-name="T25">اکتوبر </text:span><text:span text:style-name="T23">1947 </text:span><text:span text:style-name="T25">کو آزاد کشمیر میں آزاد حکومت کے قیام کے ساتھ ہی مجاہدین نے سرینگر کی طرف رخ کیا اور سرینگر تک کے علاقے پر قبضہ کرلیا اور مہاراجہ کشمیر دارالحکومت سے بھاگ کر جموں چلے گیا۔</text:span><text:span text:style-name="T1"><text:line-break/><text:line-break/></text:span><text:soft-page-break/><text:span text:style-name="T8">کشمیر پر بھارت کا قبضہ</text:span><text:span text:style-name="T7">:</text:span><text:span text:style-name="T3"><text:line-break/></text:span><text:span text:style-name="T23">26 </text:span><text:span text:style-name="T25">اکتوبر </text:span><text:span text:style-name="T23">1947 </text:span><text:span text:style-name="T25">کو مہاراجہ کشمیر نے نہ صرف بھارت سے فوجی امداد طلب کی بلکہ بھارت کے ساتھ الحاق کی درخواست بھی دی اور بھارت چونکہ کشمیر پر قبضے لیے موقع کی تلاش میں تھا لہٰذا </text:span><text:span text:style-name="T23">27 </text:span><text:span text:style-name="T25">اکتوبر </text:span><text:span text:style-name="T23">1947 </text:span><text:span text:style-name="T25">کو بھارتی افواج کشمیر پر قابض ہوگئیں، دوسری طرف پاکستان کی غلط حکمت عملی کی وجہ سے مجاہدین کو آزاد کیا ہوا ایک بڑا علاقہ بھی خالی کرنا پڑا اور مجبوراً پسپائی اختیار کرنا پڑی، بھارت کشمیر میں اس وعدے کے ساتھ داخل ہوا تھا کہ امن کے قیام کے بعد کشمیر سے واپس چلا جائیگا مگر آج تک بھارت کی واپسی نہیں ہوئی۔</text:span><text:span text:style-name="T1"><text:line-break/><text:line-break/></text:span><text:span text:style-name="T8">گلگت بلتستان کی آزادی</text:span><text:span text:style-name="T7">:</text:span><text:span text:style-name="T23"><text:line-break/></text:span><text:span text:style-name="T25">دوسری طرف جب سرینگر میں بھارتی قبضہ ہوا اور آزاد کشمیر میں آزاد حکومت قائم ہوئی تو یکم نومبر </text:span><text:span text:style-name="T23">1947 </text:span><text:span text:style-name="T25">کو گلگت میں بھی بغاوت ہوئی۔ ڈوگرہ گورنر گھنسارا سنگھ کو گرفتار کر کے اسلامی جمہوریہ گلگت کی بنیاد رکھی گئی جبکہ بلتستان اور وادی گریز</text:span><text:span text:style-name="T23">(</text:span><text:span text:style-name="T25">تراگبل، قمری، کلشئی، منی مرگ</text:span><text:span text:style-name="T23">) </text:span><text:span text:style-name="T25">اور دیگر علاقوں میں </text:span><text:span text:style-name="T23">1948 </text:span><text:span text:style-name="T25">تک جنگ جاری رہی۔ </text:span><text:span text:style-name="T23">16 </text:span><text:span text:style-name="T25">نومبر </text:span><text:span text:style-name="T23">1947 </text:span><text:span text:style-name="T25">کو پاکستان نے اس پر کنٹرول کیا انگریز کے برصغیر سے جانے کے بعد کشمیریوں کو ڈوگرہ سے آزادی تو ملی مگر ریاست جموں و کشمیر کا ایک بڑا حصہ بھارتی غلامی میں چلا گیا۔ جب سے اب تک تنازع کشمیر پوری دنیا بالخصوص جنوبی ایشیا کے لئے دن بدن تباہی کا سبب بنتا جا رہا ہے۔</text:span></text:p>
      <text:p text:style-name="P4"><text:span text:style-name="T1"><text:line-break/></text:span><text:span text:style-name="T8">اٹوٹ انگ اور شہ رگ کا دعویٰ</text:span><text:span text:style-name="T7">:</text:span><text:span text:style-name="T3"><text:line-break/></text:span><text:span text:style-name="T25">بھارت نے مقبوضہ کشمیر کو اپنا اٹوٹ انگ قرار دیتے ہوئے اپنے آئین کے آرٹیکل </text:span><text:span text:style-name="T23">370 </text:span><text:span text:style-name="T25">کے تحت خصوصی حیثیت دی ہوئی ہے جبکہ پاکستان نے آزاد کشمیر میں </text:span><text:span text:style-name="T23">1947 </text:span><text:span text:style-name="T25">میں ہی آزاد ریاست قائم کر دی اگرچہ تمام انتظامات پاکستان کے پاس ہیں۔ دوسری جانب گلگت بلتستان کو بھی مختلف طریقوں سے انتظامی طور پر اپنے کنٹرول میں رکھا اور </text:span><text:span text:style-name="T23">2009 </text:span><text:span text:style-name="T25">میں ایک اصلاحی پیکج کے تحت گلگت بلتستان کو بھی نیم ریاستی اور نیم صوبائی طرز کا ایک سیٹ اپ دیا گیا۔ بھارت کا دعویٰ ہے کہ پوری ریاست جموں و کشمیر بھارت کا اٹوٹ انگ ہے کیونکہ مہاراجہ کشمیر نے بھارت سے الحاق کیا ہے جبکہ پاکستان کا دعویٰ ہے کہ کشمیر پاکستان کی شہ رگ ہے کیونکہ تقسیم ہند کے فارمولے کے تحت مسلم اکثریتی ریاست ہونے کے باعث کشمیر پاکستان کا حصہ ہے اور یہاں کے مسلمان بھی پاکستان سے الحاق چاہتے ہیں اور </text:span><text:span text:style-name="T23">1947 </text:span><text:span text:style-name="T25">میں سرینگر میں یہاں کے مسلمانوں کی نمائندہ جماعت ”مسلم کانفرنس “ نے پاکستان کے ساتھ الحاق کی قرار داد منظور کی ہے، جبکہ آزاد کشمیر اور گلگت بلتستان کے عوام نے اپنی مدد آپ کے تحت آزادی حاصل کر کے پاکستان کے ساتھ اپنے آپ کو منسلک کیا ہے اور مقبوضہ کشمیر میں آزادی کی تحریک جاری ہے جس کا بنیادی نعرہ ہی ”پاکستان سے رشتہ کیا؟، لاالہ الا اللہ“ ہے۔</text:span><text:span text:style-name="T18"><text:line-break/></text:span><text:span text:style-name="T1"><text:line-break/></text:span><text:span text:style-name="T8">تنازع کشمیر اقوام متحدہ میں</text:span><text:span text:style-name="T7">:</text:span><text:span text:style-name="T3"><text:line-break/></text:span><text:span text:style-name="T25">یکم جنوری </text:span><text:span text:style-name="T23">1948 </text:span><text:span text:style-name="T25">کو بھارت اقوام متحدہ میں خود گیا جس پر </text:span><text:span text:style-name="T23">17 </text:span><text:span text:style-name="T25">جنوری </text:span><text:span text:style-name="T23">1948 </text:span><text:span text:style-name="T25">کو اقوام متحدہ نے ایک قرار داد منظور کی اور </text:span><text:span text:style-name="T23">20 </text:span><text:span text:style-name="T25">جنوری کو پاکستان بھارت کمیشن قائم کیا جس کی سفارشات کی روشنی میں </text:span><text:span text:style-name="T23">5 </text:span><text:span text:style-name="T25">اگست </text:span><text:span text:style-name="T23">1948 </text:span><text:span text:style-name="T25">اور یکم جنوری </text:span><text:span text:style-name="T23">1949 </text:span><text:span text:style-name="T25">کی اقوام متحدہ کی قرار دادوں کے مطابق </text:span><text:span text:style-name="T23">84 </text:span><text:span text:style-name="T25">ہزار </text:span><text:span text:style-name="T23">471 </text:span><text:span text:style-name="T25">مربع میل پر پھیلی ہوئی پوری ریاست جموں و کشمیر متنازع ہے، اس میں وہ تمام حصے شامل ہیں جو پاکستان، بھارت اور چین کے پاس ہیں۔ اقوام متحدہ نے </text:span><text:span text:style-name="T23">17 </text:span><text:span text:style-name="T25">اپریل </text:span><text:span text:style-name="T23">1948</text:span><text:span text:style-name="T25">، </text:span><text:span text:style-name="T23">13 </text:span><text:span text:style-name="T25">اگست </text:span><text:span text:style-name="T23">1948</text:span><text:span text:style-name="T25">، </text:span><text:span text:style-name="T23">5 </text:span><text:span text:style-name="T25">جنوری </text:span><text:span text:style-name="T23">1949 </text:span><text:span text:style-name="T25">اور </text:span><text:span text:style-name="T23">23 </text:span><text:span text:style-name="T25">دسمبر</text:span><text:span text:style-name="T23">1952 </text:span><text:span text:style-name="T25">کو کشمیریوں کو استصواب رائے کا حق دینے کی قراردادیں پاس کی ہیں۔ اقوام متحدہ کی قراردادوں کے مطابق کشمیریوں کی قسمت کا فیصلہ اقوام متحدہ کی نگرانی میں استصواب رائے سے کیا جائیگا مگر بھارت نے عالمی اور مقامی طور پر ہونے والے معاہدوں سے انحراف کیا ہے۔ یہی وجہ ہے کہ بھارت کے زیر قبضہ ریاست جموں و کشمیر کے علاقوں میں </text:span><text:span text:style-name="T23">1950 </text:span><text:span text:style-name="T25">کے بعد ہی بے چینی پھیلنا شروع ہوئی، مختلف ادوار میں مقبوضہ کشمیر میں آزادی کی جنگ شروع کی گئی مگر بھارت نے عالمی انصاف کے ٹھیکیداروں کی پس پردہ حمایت کے باعث وقتی طور پر کشمیریوں کی آزادی کی تحریک کو دبانے کی کوشش کی۔ یہ بات درست ہے کہ اقوام متحدہ نے ابتدائی </text:span><text:span text:style-name="T23">9 </text:span><text:span text:style-name="T25">سالوں میں تنازع کشمیر کے حل کے لئے کوششیں کیں مگر پھر تنازع کشمیر بھی عالمی سیاست کی نذر ہوگیا۔ </text:span><text:span text:style-name="T23">1948 </text:span><text:span text:style-name="T25">سے </text:span><text:span text:style-name="T23">1957 </text:span><text:span text:style-name="T25">تک روس اقوام متحدہ میں غیر جانبدار رہا مگر بعد میں </text:span><text:span text:style-name="T23">20 </text:span><text:span text:style-name="T25">فروری </text:span><text:span text:style-name="T23">1957 </text:span><text:span text:style-name="T25">اور </text:span><text:span text:style-name="T23">22 </text:span><text:span text:style-name="T25">جون </text:span><text:span text:style-name="T23">1962 </text:span><text:span text:style-name="T25">کو کشمیر کے حوالے سے اقوام متحدہ کی قراردوں کو ویٹواور بھارت کی حمایت کرتا رہا۔</text:span><text:span text:style-name="T23"><text:line-break/></text:span><text:span text:style-name="T1"><text:line-break/></text:span><text:span text:style-name="T8">تنازع کشمیر اور پاک بھارت جنگیں</text:span><text:span text:style-name="T7">:</text:span><text:span text:style-name="T3"><text:line-break/></text:span><text:span text:style-name="T25">تنازع کشمیر کے حوالے سے پاکستان اور بھارت کے مابین </text:span><text:span text:style-name="T23">1947 </text:span><text:span text:style-name="T25">سے </text:span><text:span text:style-name="T23">1948 </text:span><text:span text:style-name="T25">تک، </text:span><text:span text:style-name="T23">1965 </text:span><text:span text:style-name="T25">اور کارگل جنگ بھی ہو چکی ہیں۔ اگرچہ </text:span><text:span text:style-name="T23">1971 </text:span><text:span text:style-name="T25">کی جنگ بھی دونوں ملکوں کے مابین ہوئی مگر اس کا تعلق تنازع کشمیر سے براہ راست نہیں البتہ بھارت کی مشرقی پاکستان میں مداخلت کی بڑی وجہ کشمیر ہی تھا۔ اب بھی یہ صورتحال ہے کہ دونوں ملکوں کے مابین کبھی بھی ایٹمی جنگ ہو سکتی ہے۔ کشمیریوں نے </text:span><text:span text:style-name="T23">1931 </text:span><text:span text:style-name="T25">میں مجلس احرار اسلام کی تحریک پر آزادی کی جو جدوجہد شروع کی وہ مرحلہ وار آج بھی جاری ہے۔</text:span></text:p>
      <text:p text:style-name="P8"/>
      <text:p text:style-name="P8"/>
      <text:p text:style-name="P9"><text:span text:style-name="T7">5 </text:span><text:span text:style-name="T8">فروری یوم یکجہتی کشمیر:</text:span><text:span text:style-name="T3"><text:line-break/></text:span><text:span text:style-name="T25">دنیا بھر بالخصوص پاکستان کے مسلمان </text:span><text:span text:style-name="T23">5 </text:span><text:span text:style-name="T25">فروری کو یوم یکجہتی کشمیر مناتے ہیں اور کشمیر کی آزادی کے لئے اپنی اخلاقی مدد کے عزم کا اظہار کرتے ہیں۔ پاکستان میں اس روز عام تعطیل ہوتی ہے اور اس سلسلے کا آغاز </text:span><text:span text:style-name="T23">1990 </text:span><text:span text:style-name="T25">میں جماعت اسلامی کی اپیل سے ہوا، اس وقت پاکستان میں بے نظیر بھٹو کی حکومت تھی تب سے اب تک یہ سلسلہ جاری ہے۔ کشمیریوں سے اظہار یکجہتی کا دن تاریخ میں پہلی بار </text:span><text:span text:style-name="T23">14</text:span><text:span text:style-name="T25">اگست </text:span><text:span text:style-name="T23">1931 </text:span><text:span text:style-name="T25">کو پورے برصغیر میں منایا گیا۔ اس کے علاوہ کشمیری </text:span><text:span text:style-name="T23">13</text:span><text:span text:style-name="T25">جولائی کو </text:span><text:span text:style-name="T23">1931</text:span><text:span text:style-name="T25">ء کے شہداء اور </text:span><text:span text:style-name="T23">6 </text:span><text:span text:style-name="T25">نومبر کو </text:span><text:span text:style-name="T23">1947</text:span><text:span text:style-name="T25">ء کے شہداء کی یاد میں </text:span><text:soft-page-break/><text:span text:style-name="T25">یوم شہدا، </text:span><text:span text:style-name="T23">24 </text:span><text:span text:style-name="T25">اکتوبر کو </text:span><text:span text:style-name="T23">1947</text:span><text:span text:style-name="T25">ء میں آزاد کشمیر حکومت کے قیام کی یاد میں یوم آزادی، </text:span><text:span text:style-name="T23">27 </text:span><text:span text:style-name="T25">اکتوبر کو </text:span><text:span text:style-name="T23">1947 </text:span><text:span text:style-name="T25">کے بھارتی تسلط، </text:span><text:span text:style-name="T23">27 </text:span><text:span text:style-name="T25">جولائی کو </text:span><text:span text:style-name="T23">1949 </text:span><text:span text:style-name="T25">میں کشمیریوں کو تقسیم کرنے والی خونیں لکیر لائن آف کنٹرول</text:span><text:span text:style-name="T23">(</text:span><text:span text:style-name="T25">ایل او سی</text:span><text:span text:style-name="T23">) </text:span><text:span text:style-name="T25">کے خلاف اور ہر سال </text:span><text:span text:style-name="T23">26 </text:span><text:span text:style-name="T25">جنوری کو بھارتی یوم جمہوریہ کے موقع پریوم سیاہ مناتے ہیں اس کے علاوہ مختلف شہداء کی یاد بھی منائی جاتی ہے۔</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ameel Noori Kasheeda" svg:font-family="'Jameel Noori Kasheeda'"/>
    <style:font-face style:name="NafeesWebNaskhRegular" svg:font-family="NafeesWebNaskhRegular"/>
    <style:font-face style:name="Noto Sans Devanagari" svg:font-family="'Noto Sans Devanagari'" style:font-family-generic="swiss"/>
    <style:font-face style:name="Jameel Noori Kasheeda1" svg:font-family="'Jameel Noori Kasheeda'" style:font-pitch="variable"/>
    <style:font-face style:name="Jameel Noori Nastaleeq" svg:font-family="'Jameel Noori Nastaleeq'"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Jameel Noori Kasheeda" fo:font-size="12pt" fo:language="en" fo:country="US" style:letter-kerning="true" style:font-name-asian="Noto Serif CJK SC" style:font-size-asian="10.5pt" style:language-asian="zh" style:country-asian="CN" style:font-name-complex="Noto Sans Devanagari"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Jameel Noori Kasheeda" fo:font-size="12pt" fo:language="en" fo:country="US" style:letter-kerning="true" style:font-name-asian="Noto Serif CJK SC" style:font-size-asian="10.5pt" style:language-asian="zh" style:country-asian="CN" style:font-name-complex="Noto Sans Devanagari"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Jameel Noori Kasheeda" fo:font-family="'Jameel Noori Kasheeda'"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Jameel Noori Kasheeda" fo:font-family="'Jameel Noori Kasheeda'"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Jameel Noori Kasheeda" fo:font-family="'Jameel Noori Kasheeda'"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4T22:59:25.155725205</meta:creation-date>
    <dc:date>2021-03-11T01:26:59.969743910</dc:date>
    <meta:editing-duration>PT24M3S</meta:editing-duration>
    <meta:editing-cycles>15</meta:editing-cycles>
    <meta:generator>LibreOffice/7.1.1.2$Linux_X86_64 LibreOffice_project/10$Build-2</meta:generator>
    <meta:print-date>2021-03-11T01:26:35.883336660</meta:print-date>
    <meta:document-statistic meta:table-count="0" meta:image-count="0" meta:object-count="0" meta:page-count="3" meta:paragraph-count="6" meta:word-count="1805" meta:character-count="8600" meta:non-whitespace-character-count="6791"/>
  </office:meta>
</office:document-meta>
</file>